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2" style:family="text">
      <style:text-properties fo:font-size="12.00pt" fo:font-weight="bold" style:text-underline-mode="continuous" style:text-underline-type="single" style:text-underline-style="solid" style:text-underline-width="normal" fo:font-family="Georgia" style:font-family-asian="Georgia" style:font-family-complex="Georgia" fo:background-color="#ffffff" fo:color="#000000"/>
    </style:style>
    <style:style style:name="T3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4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5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6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7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8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9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0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1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2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3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4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5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6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7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8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9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20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21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22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23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24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25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26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27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28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29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30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31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32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33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34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35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36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37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38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39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40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41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42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43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44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45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46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47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48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49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50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51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52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53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54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55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56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57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58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59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60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61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62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63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64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65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66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67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68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69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70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71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72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73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74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75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76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77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78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79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80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81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82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83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84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85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86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87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88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89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90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91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92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93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94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95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96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97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98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99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00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01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02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03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04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05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06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07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08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09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10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11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12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13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14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15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16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17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18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19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20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21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22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23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24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25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26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27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28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29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30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31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32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33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34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35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36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37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38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39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40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41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42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43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44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45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46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47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48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49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50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51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52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53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54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55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56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57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58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59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60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61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62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63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64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65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66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67" style:family="text">
      <style:text-properties fo:font-size="16.00pt" fo:font-weight="normal" fo:font-family="glyphs-h85-web" style:font-family-asian="glyphs-h85-web" style:font-family-complex="glyphs-h85-web" fo:background-color="#f8f6f2" fo:color="#f4af09"/>
    </style:style>
    <style:style style:name="T168" style:family="text">
      <style:text-properties fo:font-size="16.00pt" fo:font-weight="normal" fo:font-family="glyphs-h85-web" style:font-family-asian="glyphs-h85-web" style:font-family-complex="glyphs-h85-web" fo:background-color="#f8f6f2" fo:color="#998c77"/>
    </style:style>
    <style:style style:name="T169" style:family="text">
      <style:text-properties fo:font-size="16.00pt" fo:font-weight="normal" fo:font-family="glyphs-h85-web" style:font-family-asian="glyphs-h85-web" style:font-family-complex="glyphs-h85-web" fo:background-color="#f8f6f2" fo:color="#c0b8ab"/>
    </style:style>
    <style:style style:name="T170" style:family="text">
      <style:text-properties fo:font-size="12.00pt" fo:font-weight="normal" fo:font-family="'Lucida Sans Unicode'" style:font-family-asian="'Lucida Sans Unicode'" style:font-family-complex="'Lucida Sans Unicode'" fo:background-color="#f8f6f2" fo:color="#222222"/>
    </style:style>
    <style:style style:name="T171" style:family="text">
      <style:text-properties fo:font-size="12.00pt" fo:font-weight="bold" fo:font-family="Georgia" style:font-family-asian="Georgia" style:font-family-complex="Georgia" fo:background-color="#ffffff" fo:color="#000000"/>
    </style:style>
    <style:style style:name="T172" style:family="text">
      <style:text-properties fo:font-size="12.00pt" fo:font-weight="normal" fo:font-family="Georgia" style:font-family-asian="Georgia" style:font-family-complex="Georgia" fo:background-color="#ffffff" fo:color="#444444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right="132.30pt"/>
    </style:style>
    <style:style style:name="P2" style:family="paragraph">
      <style:paragraph-properties fo:line-height="100.00%" fo:text-align="center" fo:margin-right="132.30pt"/>
    </style:style>
    <style:style style:name="P3" style:family="paragraph">
      <style:paragraph-properties fo:line-height="100.00%" fo:text-align="left" fo:margin-right="132.30pt"/>
    </style:style>
    <style:style style:name="P4" style:family="paragraph">
      <style:paragraph-properties fo:line-height="100.00%" fo:text-align="left" fo:margin-right="122.4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right="132.30pt"/>
    </style:style>
    <style:style style:name="P7" style:family="paragraph">
      <style:paragraph-properties fo:line-height="100.00%" fo:text-align="left" fo:margin-right="122.4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right="132.30pt"/>
    </style:style>
    <style:style style:name="P10" style:family="paragraph">
      <style:paragraph-properties fo:line-height="100.00%" fo:text-align="left" fo:margin-right="122.4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right="132.30pt"/>
    </style:style>
    <style:style style:name="P13" style:family="paragraph">
      <style:paragraph-properties fo:line-height="100.00%" fo:text-align="left" fo:margin-right="122.4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right="132.30pt"/>
    </style:style>
    <style:style style:name="P16" style:family="paragraph">
      <style:paragraph-properties fo:line-height="100.00%" fo:text-align="left" fo:margin-right="122.4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right="132.30pt"/>
    </style:style>
    <style:style style:name="P19" style:family="paragraph">
      <style:paragraph-properties fo:line-height="100.00%" fo:text-align="left" fo:margin-right="122.40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right="132.30pt"/>
    </style:style>
    <style:style style:name="P22" style:family="paragraph">
      <style:paragraph-properties fo:line-height="100.00%" fo:text-align="left" fo:margin-right="122.4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right="132.30pt"/>
    </style:style>
    <style:style style:name="P25" style:family="paragraph">
      <style:paragraph-properties fo:line-height="100.00%" fo:text-align="left" fo:margin-right="122.4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right="132.30pt"/>
    </style:style>
    <style:style style:name="P28" style:family="paragraph">
      <style:paragraph-properties fo:line-height="100.00%" fo:text-align="left" fo:margin-right="122.4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right="132.30pt"/>
    </style:style>
    <style:style style:name="P31" style:family="paragraph">
      <style:paragraph-properties fo:line-height="100.00%" fo:text-align="left" fo:margin-right="122.4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right="132.30pt"/>
    </style:style>
    <style:style style:name="P34" style:family="paragraph">
      <style:paragraph-properties fo:line-height="100.00%" fo:text-align="left" fo:margin-right="122.4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right="132.30pt"/>
    </style:style>
    <style:style style:name="P37" style:family="paragraph">
      <style:paragraph-properties fo:line-height="100.00%" fo:text-align="left" fo:margin-right="122.40p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right="132.30pt"/>
    </style:style>
    <style:style style:name="P40" style:family="paragraph">
      <style:paragraph-properties fo:line-height="100.00%" fo:text-align="left" fo:margin-right="122.4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right="132.30pt"/>
    </style:style>
    <style:style style:name="P43" style:family="paragraph">
      <style:paragraph-properties fo:line-height="100.00%" fo:text-align="left" fo:margin-right="122.40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right="132.30pt"/>
    </style:style>
    <style:style style:name="P46" style:family="paragraph">
      <style:paragraph-properties fo:line-height="100.00%" fo:text-align="left" fo:margin-right="122.40p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right="132.30pt"/>
    </style:style>
    <style:style style:name="P49" style:family="paragraph">
      <style:paragraph-properties fo:line-height="100.00%" fo:text-align="left" fo:margin-right="122.40p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right="132.30pt"/>
    </style:style>
    <style:style style:name="P52" style:family="paragraph">
      <style:paragraph-properties fo:line-height="100.00%" fo:text-align="left" fo:margin-right="122.40p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right="132.30pt"/>
    </style:style>
    <style:style style:name="P55" style:family="paragraph">
      <style:paragraph-properties fo:line-height="100.00%" fo:text-align="left" fo:margin-right="122.4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right="132.30pt"/>
    </style:style>
    <style:style style:name="P58" style:family="paragraph">
      <style:paragraph-properties fo:line-height="100.00%" fo:text-align="left" fo:margin-right="122.40p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right="132.30pt"/>
    </style:style>
    <style:style style:name="P61" style:family="paragraph">
      <style:paragraph-properties fo:line-height="100.00%" fo:text-align="left" fo:margin-right="122.40pt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right="132.30pt"/>
    </style:style>
    <style:style style:name="P64" style:family="paragraph">
      <style:paragraph-properties fo:line-height="100.00%" fo:text-align="left" fo:margin-right="122.40pt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right="132.30pt"/>
    </style:style>
    <style:style style:name="P67" style:family="paragraph">
      <style:paragraph-properties fo:line-height="100.00%" fo:text-align="left" fo:margin-right="122.40pt"/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right="132.30pt"/>
    </style:style>
    <style:style style:name="P70" style:family="paragraph">
      <style:paragraph-properties fo:line-height="100.00%" fo:text-align="left" fo:margin-right="122.40p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right="132.30pt"/>
    </style:style>
    <style:style style:name="P73" style:family="paragraph">
      <style:paragraph-properties fo:line-height="100.00%" fo:text-align="left" fo:margin-right="122.40pt"/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right="132.30pt"/>
    </style:style>
    <style:style style:name="P76" style:family="paragraph">
      <style:paragraph-properties fo:line-height="100.00%" fo:text-align="left" fo:margin-right="122.40pt"/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right="132.30pt"/>
    </style:style>
    <style:style style:name="P79" style:family="paragraph">
      <style:paragraph-properties fo:line-height="100.00%" fo:text-align="left" fo:margin-right="122.40pt"/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right="132.30pt"/>
    </style:style>
    <style:style style:name="P82" style:family="paragraph">
      <style:paragraph-properties fo:line-height="100.00%" fo:text-align="left" fo:margin-right="122.40pt"/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right="132.30pt"/>
    </style:style>
    <style:style style:name="P85" style:family="paragraph">
      <style:paragraph-properties fo:line-height="100.00%" fo:text-align="left" fo:margin-right="122.40pt"/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right="132.30pt"/>
    </style:style>
    <style:style style:name="P88" style:family="paragraph">
      <style:paragraph-properties fo:line-height="100.00%" fo:text-align="left" fo:margin-right="122.40pt"/>
    </style:style>
    <style:style style:name="P8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Entrepreneurship Vocabulary</text:span></text:p>
      <text:p text:style-name="P3"><text:span text:style-name="T3"/></text:p>
      <text:p text:style-name="P3"><text:span text:style-name="T3"/></text:p>
      <text:p text:style-name="P3"><text:span text:style-name="T3">entrepreneur</text:span></text:p>
      <text:p text:style-name="P4"><text:span text:style-name="T4">an individual who undertakes the creation, organization, and ownership of a business</text:span></text:p>
      <text:p text:style-name="P5"><text:span text:style-name="T5"></text:span><text:span text:style-name="T6"></text:span><text:span text:style-name="T7"></text:span><text:span text:style-name="T8"/></text:p>
      <text:p text:style-name="P6"><text:span text:style-name="T9">venture</text:span></text:p>
      <text:p text:style-name="P7"><text:span text:style-name="T10">a business undertaking involving risk</text:span></text:p>
      <text:p text:style-name="P8"><text:span text:style-name="T11"></text:span><text:span text:style-name="T12"></text:span><text:span text:style-name="T13"></text:span><text:span text:style-name="T14"/></text:p>
      <text:p text:style-name="P9"><text:span text:style-name="T15">entrepreneurship</text:span></text:p>
      <text:p text:style-name="P10"><text:span text:style-name="T16">the process of getting into and operating one's own business</text:span></text:p>
      <text:p text:style-name="P11"><text:span text:style-name="T17"></text:span><text:span text:style-name="T18"></text:span><text:span text:style-name="T19"></text:span><text:span text:style-name="T20"/></text:p>
      <text:p text:style-name="P12"><text:span text:style-name="T21">entrepreneurisl</text:span></text:p>
      <text:p text:style-name="P13"><text:span text:style-name="T22">means of or having to do with an entrepreneur or entrepreneurs</text:span></text:p>
      <text:p text:style-name="P14"><text:span text:style-name="T23"></text:span><text:span text:style-name="T24"></text:span><text:span text:style-name="T25"></text:span><text:span text:style-name="T26"/></text:p>
      <text:p text:style-name="P15"><text:span text:style-name="T27">economics</text:span></text:p>
      <text:p text:style-name="P16"><text:span text:style-name="T28">the study of the decisions or choices that into making, distributing, and consuming products</text:span></text:p>
      <text:p text:style-name="P17"><text:span text:style-name="T29"></text:span><text:span text:style-name="T30"></text:span><text:span text:style-name="T31"></text:span><text:span text:style-name="T32"/></text:p>
      <text:p text:style-name="P18"><text:span text:style-name="T33">free enterprise system</text:span></text:p>
      <text:p text:style-name="P19"><text:span text:style-name="T34">the right to make economic choices is most important</text:span></text:p>
      <text:p text:style-name="P20"><text:span text:style-name="T35"></text:span><text:span text:style-name="T36"></text:span><text:span text:style-name="T37"></text:span><text:span text:style-name="T38"/></text:p>
      <text:p text:style-name="P21"><text:span text:style-name="T39">profit</text:span></text:p>
      <text:p text:style-name="P22"><text:span text:style-name="T40">money that is left after all the expenses of running a business have been deducted from the income</text:span></text:p>
      <text:p text:style-name="P23"><text:span text:style-name="T41"></text:span><text:span text:style-name="T42"></text:span><text:span text:style-name="T43"></text:span><text:span text:style-name="T44"/></text:p>
      <text:p text:style-name="P24"><text:span text:style-name="T45">services</text:span></text:p>
      <text:p text:style-name="P25"><text:span text:style-name="T46">intangible products</text:span></text:p>
      <text:p text:style-name="P26"><text:span text:style-name="T47"></text:span><text:span text:style-name="T48"></text:span><text:span text:style-name="T49"></text:span><text:span text:style-name="T50"/></text:p>
      <text:p text:style-name="P27"><text:span text:style-name="T51">factors of production</text:span></text:p>
      <text:p text:style-name="P28"><text:span text:style-name="T52">the resources that businesses use to produce the goods and services that people want</text:span></text:p>
      <text:p text:style-name="P29"><text:span text:style-name="T53"></text:span><text:span text:style-name="T54"></text:span><text:span text:style-name="T55"></text:span><text:span text:style-name="T56"/></text:p>
      <text:p text:style-name="P30"><text:span text:style-name="T57">scarcity</text:span></text:p>
      <text:p text:style-name="P31"><text:span text:style-name="T58">when wants are greater than resources</text:span></text:p>
      <text:p text:style-name="P32"><text:span text:style-name="T59"></text:span><text:span text:style-name="T60"></text:span><text:span text:style-name="T61"></text:span><text:span text:style-name="T62"/></text:p>
      <text:p text:style-name="P33"><text:span text:style-name="T63">demand</text:span></text:p>
      <text:p text:style-name="P34"><text:span text:style-name="T64">the amount or quantity of goods or services that consumers are willing and able to buy</text:span></text:p>
      <text:p text:style-name="P35"><text:span text:style-name="T65"></text:span><text:span text:style-name="T66"></text:span><text:span text:style-name="T67"></text:span><text:span text:style-name="T68"/></text:p>
      <text:p text:style-name="P36"><text:span text:style-name="T69">elastic</text:span></text:p>
      <text:p text:style-name="P37"><text:span text:style-name="T70">if a small change in the price of an item causes a significant change in the quantity demanded</text:span></text:p>
      <text:p text:style-name="P38"><text:span text:style-name="T71"></text:span><text:span text:style-name="T72"></text:span><text:span text:style-name="T73"></text:span><text:span text:style-name="T74"/></text:p>
      <text:p text:style-name="P39"><text:span text:style-name="T75">inelastic</text:span></text:p>
      <text:p text:style-name="P40"><text:span text:style-name="T76">fi a change in price has little or no effect on the quantity demanded</text:span></text:p>
      <text:p text:style-name="P41"><text:span text:style-name="T77"></text:span><text:span text:style-name="T78"></text:span><text:span text:style-name="T79"></text:span><text:span text:style-name="T80"/></text:p>
      <text:p text:style-name="P42"><text:span text:style-name="T81">diminishing marginal utility</text:span></text:p>
      <text:p text:style-name="P43"><text:span text:style-name="T82">the principle establishing that price alone does not determine demand</text:span></text:p>
      <text:p text:style-name="P44"><text:span text:style-name="T83"></text:span><text:span text:style-name="T84"></text:span><text:span text:style-name="T85"></text:span><text:span text:style-name="T86"/></text:p>
      <text:p text:style-name="P45"><text:span text:style-name="T87">equilibrium</text:span></text:p>
      <text:p text:style-name="P46"><text:span text:style-name="T88">the point at which consumers buy all of a product that is supplied</text:span></text:p>
      <text:p text:style-name="P47"><text:span text:style-name="T89"></text:span><text:span text:style-name="T90"></text:span><text:span text:style-name="T91"></text:span><text:span text:style-name="T92"/></text:p>
      <text:p text:style-name="P48"><text:span text:style-name="T93">environment</text:span></text:p>
      <text:p text:style-name="P49"><text:span text:style-name="T94">elements affecting a business that are not controlled by the entrepreneur</text:span></text:p>
      <text:p text:style-name="P50"><text:span text:style-name="T95"></text:span><text:span text:style-name="T96"></text:span><text:span text:style-name="T97"></text:span><text:span text:style-name="T98"/></text:p>
      <text:p text:style-name="P51"><text:span text:style-name="T99">enterprise zones</text:span></text:p>
      <text:p text:style-name="P52"><text:span text:style-name="T100">specially designated areas of a community that provide tax benefits to new businesses locating there and grants for new product development</text:span></text:p>
      <text:p text:style-name="P53"><text:span text:style-name="T101"></text:span><text:span text:style-name="T102"></text:span><text:span text:style-name="T103"></text:span><text:span text:style-name="T104"/></text:p>
      <text:p text:style-name="P54"><text:span text:style-name="T105">opportunity</text:span></text:p>
      <text:p text:style-name="P55"><text:span text:style-name="T106">an idea that has commercial value</text:span></text:p>
      <text:p text:style-name="P56"><text:span text:style-name="T107"></text:span><text:span text:style-name="T108"></text:span><text:span text:style-name="T109"></text:span><text:span text:style-name="T110"/></text:p>
      <text:p text:style-name="P57"><text:span text:style-name="T111">start-up resources</text:span></text:p>
      <text:p text:style-name="P58"><text:span text:style-name="T112">resources an entrepreneur needs to have when starting a business, including capital, skilled labor, management expertise, legal and financial advice, a facility, equipment, and most imprtantly, customers</text:span></text:p>
      <text:p text:style-name="P59"><text:span text:style-name="T113"></text:span><text:span text:style-name="T114"></text:span><text:span text:style-name="T115"></text:span><text:span text:style-name="T116"/></text:p>
      <text:p text:style-name="P60"><text:span text:style-name="T117">new venture organization</text:span></text:p>
      <text:p text:style-name="P61"><text:span text:style-name="T118">the shell that surrounds all the products, processes, and services that are part of the new business</text:span></text:p>
      <text:p text:style-name="P62"><text:span text:style-name="T119"></text:span><text:span text:style-name="T120"></text:span><text:span text:style-name="T121"></text:span><text:span text:style-name="T122"/></text:p>
      <text:p text:style-name="P63"><text:span text:style-name="T123">business failure</text:span></text:p>
      <text:p text:style-name="P64"><text:span text:style-name="T124">a business that files bankruptcy and loses money for creditors, the people who lent them money, and their investors</text:span></text:p>
      <text:p text:style-name="P65"><text:span text:style-name="T125"></text:span><text:span text:style-name="T126"></text:span><text:span text:style-name="T127"></text:span><text:span text:style-name="T128"/></text:p>
      <text:p text:style-name="P66"><text:span text:style-name="T129">discontinuance</text:span></text:p>
      <text:p text:style-name="P67"><text:span text:style-name="T130">a business that is operating under a new name or a business that has been purposely discontinues to start a new one</text:span></text:p>
      <text:p text:style-name="P68"><text:span text:style-name="T131"></text:span><text:span text:style-name="T132"></text:span><text:span text:style-name="T133"></text:span><text:span text:style-name="T134"/></text:p>
      <text:p text:style-name="P69"><text:span text:style-name="T135">competition</text:span></text:p>
      <text:p text:style-name="P70"><text:span text:style-name="T136">striving for the same customer or market</text:span></text:p>
      <text:p text:style-name="P71"><text:span text:style-name="T137"></text:span><text:span text:style-name="T138"></text:span><text:span text:style-name="T139"></text:span><text:span text:style-name="T140"/></text:p>
      <text:p text:style-name="P72"><text:span text:style-name="T141">investment</text:span></text:p>
      <text:p text:style-name="P73"><text:span text:style-name="T142">the amount of money one puts into a business as capital</text:span></text:p>
      <text:p text:style-name="P74"><text:span text:style-name="T143"></text:span><text:span text:style-name="T144"></text:span><text:span text:style-name="T145"></text:span><text:span text:style-name="T146"/></text:p>
      <text:p text:style-name="P75"><text:span text:style-name="T147">capital</text:span></text:p>
      <text:p text:style-name="P76"><text:span text:style-name="T148">the buildings, equipment, tools, and other goods needed to produce a product, or the money used to purchase these items</text:span></text:p>
      <text:p text:style-name="P77"><text:span text:style-name="T149"></text:span><text:span text:style-name="T150"></text:span><text:span text:style-name="T151"></text:span><text:span text:style-name="T152"/></text:p>
      <text:p text:style-name="P78"><text:span text:style-name="T153">enterprise</text:span></text:p>
      <text:p text:style-name="P79"><text:span text:style-name="T154">a company that is organized for commercial purposes</text:span></text:p>
      <text:p text:style-name="P80"><text:span text:style-name="T155"></text:span><text:span text:style-name="T156"></text:span><text:span text:style-name="T157"></text:span><text:span text:style-name="T158"/></text:p>
      <text:p text:style-name="P81"><text:span text:style-name="T159">role model</text:span></text:p>
      <text:p text:style-name="P82"><text:span text:style-name="T160">a person whose attitudes and achievements they tried to emulate</text:span></text:p>
      <text:p text:style-name="P83"><text:span text:style-name="T161"></text:span><text:span text:style-name="T162"></text:span><text:span text:style-name="T163"></text:span><text:span text:style-name="T164"/></text:p>
      <text:p text:style-name="P84"><text:span text:style-name="T165">foundational skills</text:span></text:p>
      <text:p text:style-name="P85"><text:span text:style-name="T166">math, communication, and decision-making skills that entrepreneurs use regularly in setting up and running a business</text:span></text:p>
      <text:p text:style-name="P86"><text:span text:style-name="T167"></text:span><text:span text:style-name="T168"></text:span><text:span text:style-name="T169"></text:span><text:span text:style-name="T170"/></text:p>
      <text:p text:style-name="P87"><text:span text:style-name="T171">profile</text:span></text:p>
      <text:p text:style-name="P88"><text:span text:style-name="T172">a set of characteristics or qualities that iden-tify a type or a category of person</text:span></text:p>
      <text:p text:style-name="P89"><text:span text:style-name="T17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